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Ultrafine_20_2_20_Dots_20_3_20_Dashes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Ultrafine_20_Dashed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Ultrafine_20_Dashe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c0c0c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14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35cm" svg:y1="9.255cm" svg:x2="12.43cm" svg:y2="9.255cm">
          <text:p/>
        </draw:line>
        <draw:line draw:style-name="gr1" draw:text-style-name="P1" draw:layer="layout" svg:x1="7.35cm" svg:y1="9.255cm" svg:x2="7.35cm" svg:y2="5.445cm">
          <text:p/>
        </draw:line>
        <draw:line draw:style-name="gr2" draw:text-style-name="P1" draw:layer="layout" svg:x1="7.35cm" svg:y1="9.255cm" svg:x2="11.795cm" svg:y2="5.445cm">
          <text:p/>
        </draw:line>
        <draw:frame draw:style-name="gr3" draw:text-style-name="P3" draw:layer="layout" svg:width="0.925cm" svg:height="0.962cm" svg:x="6.18cm" svg:y="5.219cm">
          <draw:text-box>
            <text:p text:style-name="P2"><text:span text:style-name="T1">V</text:span></text:p>
          </draw:text-box>
        </draw:frame>
        <draw:frame draw:style-name="gr3" draw:text-style-name="P2" draw:layer="layout" svg:width="0.997cm" svg:height="0.962cm" svg:x="12.395cm" svg:y="8.728cm">
          <draw:text-box>
            <text:p text:style-name="P2"><text:span text:style-name="T1">Q</text:span></text:p>
          </draw:text-box>
        </draw:frame>
        <draw:polyline draw:style-name="gr4" draw:text-style-name="P1" draw:layer="layout" svg:width="4.819cm" svg:height="2.173cm" draw:transform="skewX (-0.26773350725588) rotate (0.960105621521899) translate (7.35cm 9.255cm)" svg:viewBox="0 0 4820 2174" draw:points="0,22657 1014,23159 2240,23004 2746,23646 4180,24213 4820,24831">
          <text:p/>
        </draw:polyline>
        <draw:line draw:style-name="gr2" draw:text-style-name="P1" draw:layer="layout" svg:x1="6.989cm" svg:y1="3.61cm" svg:x2="8.259cm" svg:y2="3.61cm">
          <text:p/>
        </draw:line>
        <draw:line draw:style-name="gr5" draw:text-style-name="P1" draw:layer="layout" svg:x1="6.989cm" svg:y1="4.41cm" svg:x2="8.259cm" svg:y2="4.41cm">
          <text:p/>
        </draw:line>
        <draw:frame draw:style-name="gr3" draw:text-style-name="P2" draw:layer="layout" svg:width="4.9cm" svg:height="0.962cm" svg:x="8.3cm" svg:y="3.148cm">
          <draw:text-box>
            <text:p text:style-name="P2"><text:span text:style-name="T1">Linear reservoir</text:span></text:p>
          </draw:text-box>
        </draw:frame>
        <draw:frame draw:style-name="gr3" draw:text-style-name="P2" draw:layer="layout" svg:width="3.741cm" svg:height="0.962cm" svg:x="8.3cm" svg:y="3.948cm">
          <draw:text-box>
            <text:p text:style-name="P2"><text:span text:style-name="T1">River reach</text:span></text:p>
          </draw:text-box>
        </draw:frame>
        <draw:line draw:style-name="gr6" draw:text-style-name="P1" draw:layer="layout" svg:x1="11.266cm" svg:y1="6.373cm" svg:x2="11.266cm" svg:y2="7.35cm">
          <text:p/>
        </draw:line>
        <draw:line draw:style-name="gr6" draw:text-style-name="P1" draw:layer="layout" svg:x1="9.978cm" svg:y1="7.35cm" svg:x2="11.248cm" svg:y2="7.35cm">
          <text:p/>
        </draw:line>
        <draw:frame draw:style-name="gr3" draw:text-style-name="P2" draw:layer="layout" svg:width="1.349cm" svg:height="0.962cm" svg:x="9.896cm" svg:y="7.328cm">
          <draw:text-box>
            <text:p text:style-name="P2"><text:span text:style-name="T1">dQ</text:span></text:p>
          </draw:text-box>
        </draw:frame>
        <draw:frame draw:style-name="gr7" draw:text-style-name="P2" draw:layer="layout" svg:width="1.277cm" svg:height="0.962cm" svg:x="11.197cm" svg:y="6.428cm">
          <draw:text-box>
            <text:p text:style-name="P2"><text:span text:style-name="T1">d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Kneis</meta:initial-creator>
    <meta:creation-date>2012-03-22T11:21:01</meta:creation-date>
    <dc:date>2012-03-22T16:47:42</dc:date>
    <dc:creator>David Kneis</dc:creator>
    <meta:editing-duration>PT00H24M17S</meta:editing-duration>
    <meta:editing-cycles>2</meta:editing-cycles>
    <meta:generator>OpenOffice.org/3.2$Linux OpenOffice.org_project/320m12$Build-9483</meta:generator>
    <meta:document-statistic meta:object-count="14"/>
  </office:meta>
</office:document-meta>
</file>